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9C4000009C439AFA37B58E0B5FF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Epilogue" svg:font-family="Epilogue" style:font-family-generic="roman" style:font-pitch="variable"/>
    <style:font-face style:name="Epilogue ExtraBold" svg:font-family="'Epilogue ExtraBold'" style:font-family-generic="roman" style:font-pitch="variable"/>
    <style:font-face style:name="Epilogue Light" svg:font-family="'Epilogue Light'" style:font-family-generic="roman" style:font-pitch="variable"/>
    <style:font-face style:name="Epilogue Medium" svg:font-family="'Epilogue Medium'" style:font-family-generic="roman" style:font-pitch="variable"/>
    <style:font-face style:name="Epilogue SemiBold" svg:font-family="'Epilogue SemiBold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Epilogue1" svg:font-family="Epilogue" style:font-family-generic="system" style:font-pitch="variable"/>
    <style:font-face style:name="Epilogue ExtraBold1" svg:font-family="'Epilogue ExtraBold'" style:font-family-generic="system" style:font-pitch="variable"/>
    <style:font-face style:name="Epilogue Light1" svg:font-family="'Epilogue Light'" style:font-family-generic="system" style:font-pitch="variable"/>
    <style:font-face style:name="Epilogue Medium1" svg:font-family="'Epilogue Medium'" style:font-family-generic="system" style:font-pitch="variable"/>
    <style:font-face style:name="Epilogue SemiBold1" svg:font-family="'Epilogue SemiBold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ela1" style:family="table">
      <style:table-properties style:width="24.448cm" fo:margin-left="0cm" fo:margin-top="0cm" fo:margin-bottom="0cm" fo:break-before="auto" fo:break-after="auto" table:align="left" style:writing-mode="lr-tb"/>
    </style:style>
    <style:style style:name="Tabela1.A" style:family="table-column">
      <style:table-column-properties style:column-width="3.493cm"/>
    </style:style>
    <style:style style:name="Tabela1.B" style:family="table-column">
      <style:table-column-properties style:column-width="3.491cm"/>
    </style:style>
    <style:style style:name="Tabela1.C" style:family="table-column">
      <style:table-column-properties style:column-width="3.494cm"/>
    </style:style>
    <style:style style:name="Tabela1.1" style:family="table-row">
      <style:table-row-properties style:min-row-height="1.942cm" fo:keep-together="auto"/>
    </style:style>
    <style:style style:name="Tabela1.A1" style:family="table-cell">
      <style:table-cell-properties style:vertical-align="" fo:background-color="#b6d7a8" fo:padding="0.176cm" fo:border="1pt solid #000000">
        <style:background-image/>
      </style:table-cell-properties>
    </style:style>
    <style:style style:name="Tabela1.2" style:family="table-row">
      <style:table-row-properties fo:keep-together="auto"/>
    </style:style>
    <style:style style:name="Tabela1.3" style:family="table-row">
      <style:table-row-properties style:min-row-height="2.032cm" fo:keep-together="auto"/>
    </style:style>
    <style:style style:name="Tabela1.A3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ela1.E3" style:family="table-cell">
      <style:table-cell-properties style:vertical-align="" fo:padding="0.176cm" fo:border="1pt solid #000000"/>
    </style:style>
    <style:style style:name="Tabela1.4" style:family="table-row">
      <style:table-row-properties style:min-row-height="2.438cm" fo:keep-together="auto"/>
    </style:style>
    <style:style style:name="Tabela1.B4" style:family="table-cell">
      <style:table-cell-properties style:vertical-align="" fo:padding="0.176cm" fo:border="1pt solid #000000"/>
    </style:style>
    <style:style style:name="Tabela1.5" style:family="table-row">
      <style:table-row-properties fo:keep-together="auto"/>
    </style:style>
    <style:style style:name="Tabela2" style:family="table">
      <style:table-properties style:width="24.448cm" fo:margin-left="0cm" fo:margin-top="0cm" fo:margin-bottom="0cm" table:align="left" style:writing-mode="lr-tb"/>
    </style:style>
    <style:style style:name="Tabela2.A" style:family="table-column">
      <style:table-column-properties style:column-width="3.493cm"/>
    </style:style>
    <style:style style:name="Tabela2.B" style:family="table-column">
      <style:table-column-properties style:column-width="3.491cm"/>
    </style:style>
    <style:style style:name="Tabela2.C" style:family="table-column">
      <style:table-column-properties style:column-width="3.494cm"/>
    </style:style>
    <style:style style:name="Tabela2.1" style:family="table-row">
      <style:table-row-properties style:min-row-height="1.005cm" fo:keep-together="auto"/>
    </style:style>
    <style:style style:name="Tabela2.A1" style:family="table-cell">
      <style:table-cell-properties style:vertical-align="" fo:background-color="#cfe2f3" fo:padding="0.176cm" fo:border="1pt solid #000000">
        <style:background-image/>
      </style:table-cell-properties>
    </style:style>
    <style:style style:name="Tabela2.2" style:family="table-row">
      <style:table-row-properties fo:keep-together="auto"/>
    </style:style>
    <style:style style:name="Tabela2.3" style:family="table-row">
      <style:table-row-properties style:min-row-height="1.603cm" fo:keep-together="auto"/>
    </style:style>
    <style:style style:name="Tabela2.A3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ela2.4" style:family="table-row">
      <style:table-row-properties fo:keep-together="auto"/>
    </style:style>
    <style:style style:name="Tabela2.5" style:family="table-row">
      <style:table-row-properties fo:keep-together="auto"/>
    </style:style>
    <style:style style:name="P1" style:family="paragraph" style:parent-style-name="normal">
      <style:paragraph-properties fo:break-before="auto" fo:break-after="auto"/>
    </style:style>
    <style:style style:name="P2" style:family="paragraph" style:parent-style-name="normal">
      <style:paragraph-properties fo:text-align="end" style:justify-single-word="false" fo:break-before="auto" fo:break-after="auto"/>
    </style:style>
    <style:style style:name="P3" style:family="paragraph" style:parent-style-name="normal">
      <style:text-properties fo:color="#3d495c" fo:font-size="10pt" fo:background-color="#f9f9f9" style:font-size-asian="10pt" style:font-size-complex="10pt"/>
    </style:style>
    <style:style style:name="P4" style:family="paragraph" style:parent-style-name="normal">
      <style:paragraph-properties fo:line-height="100%" fo:text-align="end" style:justify-single-word="false"/>
      <style:text-properties fo:color="#3d495c" fo:font-size="10pt" fo:background-color="#f9f9f9" style:font-size-asian="10pt" style:font-size-complex="10pt"/>
    </style:style>
    <style:style style:name="P5" style:family="paragraph" style:parent-style-name="normal">
      <style:paragraph-properties fo:line-height="100%" fo:orphans="0" fo:widows="0"/>
      <style:text-properties fo:color="#3d495c" fo:font-size="10pt" fo:background-color="#f9f9f9" style:font-size-asian="10pt" style:font-size-complex="10pt"/>
    </style:style>
    <style:style style:name="P6" style:family="paragraph" style:parent-style-name="normal">
      <style:paragraph-properties fo:line-height="100%" fo:orphans="0" fo:widows="0"/>
      <style:text-properties fo:color="#3d495c" fo:font-size="10pt" officeooo:rsid="000304dc" officeooo:paragraph-rsid="000304dc" fo:background-color="#f9f9f9" style:font-size-asian="10pt" style:font-size-complex="10pt"/>
    </style:style>
    <style:style style:name="P7" style:family="paragraph" style:parent-style-name="normal">
      <style:paragraph-properties fo:line-height="100%" fo:orphans="0" fo:widows="0"/>
      <style:text-properties fo:color="#3d495c" fo:font-size="10pt" officeooo:rsid="0004d442" officeooo:paragraph-rsid="0004d442" fo:background-color="#f9f9f9" style:font-size-asian="10pt" style:font-size-complex="10pt"/>
    </style:style>
    <style:style style:name="P8" style:family="paragraph" style:parent-style-name="normal">
      <style:paragraph-properties fo:line-height="100%" fo:orphans="0" fo:widows="0"/>
      <style:text-properties fo:color="#3d495c" fo:font-size="10pt" officeooo:rsid="000cfb06" officeooo:paragraph-rsid="000cfb06" fo:background-color="#f9f9f9" style:font-size-asian="10pt" style:font-size-complex="10pt"/>
    </style:style>
    <style:style style:name="P9" style:family="paragraph" style:parent-style-name="normal">
      <style:paragraph-properties fo:line-height="100%" fo:orphans="0" fo:widows="0"/>
      <style:text-properties fo:color="#3d495c" fo:font-size="10pt" officeooo:rsid="000f3045" officeooo:paragraph-rsid="000f3045" fo:background-color="#f9f9f9" style:font-size-asian="10pt" style:font-size-complex="10pt"/>
    </style:style>
    <style:style style:name="P10" style:family="paragraph" style:parent-style-name="normal">
      <style:text-properties fo:color="#3d495c" fo:background-color="#f9f9f9"/>
    </style:style>
    <style:style style:name="P11" style:family="paragraph" style:parent-style-name="normal">
      <style:paragraph-properties fo:text-align="justify" style:justify-single-word="false"/>
      <style:text-properties fo:color="#3d495c" fo:font-size="14pt" fo:background-color="#f9f9f9" style:font-size-asian="14pt" style:font-size-complex="14pt"/>
    </style:style>
    <style:style style:name="P12" style:family="paragraph" style:parent-style-name="normal">
      <style:paragraph-properties fo:line-height="100%" fo:text-align="center" style:justify-single-word="false" fo:orphans="0" fo:widows="0"/>
      <style:text-properties fo:color="#000000" style:font-name="Arial" fo:font-size="10.5pt" fo:background-color="transparent" style:font-name-asian="Arial1" style:font-size-asian="10.5pt" style:font-name-complex="Arial1" style:font-size-complex="10.5pt"/>
    </style:style>
    <style:style style:name="P13" style:family="paragraph" style:parent-style-name="normal">
      <style:paragraph-properties fo:line-height="100%" fo:text-align="center" style:justify-single-word="false" fo:orphans="0" fo:widows="0"/>
      <style:text-properties fo:color="#000000" style:font-name="Arial" fo:font-size="12pt" fo:font-weight="bold" fo:background-color="transparent" style:font-name-asian="Arial1" style:font-size-asian="12pt" style:font-weight-asian="bold" style:font-name-complex="Arial1" style:font-size-complex="12pt"/>
    </style:style>
    <style:style style:name="P14" style:family="paragraph" style:parent-style-name="normal">
      <style:paragraph-properties fo:line-height="100%" fo:text-align="center" style:justify-single-word="false" fo:orphans="0" fo:widows="0"/>
      <style:text-properties fo:color="#000000" style:font-name="Arial" fo:font-size="8.5pt" fo:background-color="transparent" style:font-name-asian="Arial1" style:font-size-asian="8.5pt" style:font-name-complex="Arial1" style:font-size-complex="8.5pt"/>
    </style:style>
    <style:style style:name="P15" style:family="paragraph" style:parent-style-name="normal">
      <style:paragraph-properties fo:line-height="100%" fo:text-align="center" style:justify-single-word="false" fo:orphans="0" fo:widows="0"/>
      <style:text-properties fo:color="#000000" style:font-name="Arial" fo:font-size="10pt" fo:font-weight="bold" fo:background-color="transparent" style:font-name-asian="Arial1" style:font-size-asian="10pt" style:font-weight-asian="bold" style:font-name-complex="Arial1" style:font-size-complex="10pt"/>
    </style:style>
    <style:style style:name="P16" style:family="paragraph" style:parent-style-name="normal">
      <style:paragraph-properties fo:line-height="100%" fo:text-align="start" style:justify-single-word="false" fo:orphans="0" fo:widows="0"/>
      <style:text-properties fo:color="#000000" style:font-name="Arial" fo:font-size="10pt" fo:font-weight="bold" fo:background-color="transparent" style:font-name-asian="Arial1" style:font-size-asian="10pt" style:font-weight-asian="bold" style:font-name-complex="Arial1" style:font-size-complex="10pt"/>
    </style:style>
    <style:style style:name="P17" style:family="paragraph" style:parent-style-name="normal">
      <style:paragraph-properties fo:line-height="100%" fo:text-align="center" style:justify-single-word="false" fo:orphans="0" fo:widows="0"/>
      <style:text-properties fo:color="#000000" fo:font-size="10pt" fo:font-weight="bold" fo:background-color="transparent" style:font-size-asian="10pt" style:font-weight-asian="bold" style:font-size-complex="10pt"/>
    </style:style>
    <style:style style:name="P18" style:family="paragraph" style:parent-style-name="normal">
      <style:text-properties fo:color="#6aa84f" fo:font-size="14pt" fo:font-weight="bold" fo:background-color="#f9f9f9" style:font-size-asian="14pt" style:font-weight-asian="bold" style:font-size-complex="14pt"/>
    </style:style>
    <style:style style:name="P19" style:family="paragraph" style:parent-style-name="normal">
      <style:paragraph-properties fo:margin-left="0cm" fo:margin-right="0cm" fo:text-indent="0cm" style:auto-text-indent="false" fo:break-before="auto" fo:break-after="auto"/>
      <style:text-properties fo:font-size="13pt" fo:font-weight="bold" style:font-size-asian="13pt" style:font-weight-asian="bold" style:font-size-complex="13pt"/>
    </style:style>
    <style:style style:name="P20" style:family="paragraph" style:parent-style-name="normal">
      <style:paragraph-properties fo:margin-left="0cm" fo:margin-right="0cm" fo:text-indent="0cm" style:auto-text-indent="false" fo:break-before="auto" fo:break-after="auto"/>
      <style:text-properties fo:font-size="12pt" fo:font-weight="bold" style:font-size-asian="12pt" style:font-weight-asian="bold" style:font-size-complex="12pt"/>
    </style:style>
    <style:style style:name="P21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fo:keep-with-next="auto"/>
      <style:text-properties fo:color="#000000" fo:font-size="12pt" fo:font-weight="bold" fo:background-color="transparent" style:font-size-asian="12pt" style:font-weight-asian="bold" style:font-size-complex="12pt"/>
    </style:style>
    <style:style style:name="P22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fo:keep-with-next="auto"/>
      <style:text-properties fo:color="#000000" style:font-name="Arial" fo:font-size="12pt" fo:font-weight="bold" fo:background-color="transparent" style:font-name-asian="Arial1" style:font-size-asian="12pt" style:font-weight-asian="bold" style:font-name-complex="Arial1" style:font-size-complex="12pt"/>
    </style:style>
    <style:style style:name="P23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fo:keep-with-next="auto"/>
      <style:text-properties fo:color="#000000" style:font-name="Arial" fo:font-size="10.5pt" fo:background-color="transparent" style:font-name-asian="Arial1" style:font-size-asian="10.5pt" style:font-name-complex="Arial1" style:font-size-complex="10.5pt"/>
    </style:style>
    <style:style style:name="P24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transparent" fo:padding="0cm" fo:border="none" fo:keep-with-next="auto"/>
      <style:text-properties fo:color="#3d495c" fo:font-size="12pt" fo:background-color="#f9f9f9" style:font-size-asian="12pt" style:font-size-complex="12pt"/>
    </style:style>
    <style:style style:name="P25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transparent" fo:padding="0cm" fo:border="none" fo:keep-with-next="auto"/>
      <style:text-properties fo:color="#3d495c" fo:font-size="12pt" officeooo:rsid="000304dc" officeooo:paragraph-rsid="000304dc" fo:background-color="#f9f9f9" style:font-size-asian="12pt" style:font-size-complex="12pt"/>
    </style:style>
    <style:style style:name="P26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transparent" fo:padding="0cm" fo:border="none" fo:keep-with-next="auto"/>
      <style:text-properties fo:color="#3d495c" fo:font-size="12pt" officeooo:rsid="000cb48b" officeooo:paragraph-rsid="000cb48b" fo:background-color="#f9f9f9" style:font-size-asian="12pt" style:font-size-complex="12pt"/>
    </style:style>
    <style:style style:name="P27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transparent" fo:padding="0cm" fo:border="none" fo:keep-with-next="auto"/>
      <style:text-properties fo:color="#3d495c" fo:font-size="12pt" officeooo:rsid="000f3045" officeooo:paragraph-rsid="000f3045" fo:background-color="#f9f9f9" style:font-size-asian="12pt" style:font-size-complex="12pt"/>
    </style:style>
    <style:style style:name="P28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fo:padding="0cm" fo:border="none"/>
      <style:text-properties fo:color="#3d495c" fo:font-size="12pt" officeooo:rsid="000b4639" officeooo:paragraph-rsid="000b4639" fo:background-color="#f9f9f9" style:font-size-asian="12pt" style:font-size-complex="12pt"/>
    </style:style>
    <style:style style:name="P29" style:family="paragraph" style:parent-style-name="normal">
      <style:paragraph-properties fo:margin-top="0.423cm" fo:margin-bottom="0.247cm" loext:contextual-spacing="false" fo:line-height="7%" fo:text-align="start" style:justify-single-word="false" fo:orphans="0" fo:widows="0"/>
      <style:text-properties fo:color="#3d495c" fo:font-size="12pt" officeooo:rsid="000e6da4" officeooo:paragraph-rsid="000e6da4" fo:background-color="#f9f9f9" style:font-size-asian="12pt" style:font-size-complex="12pt"/>
    </style:style>
    <style:style style:name="P30" style:family="paragraph" style:parent-style-name="normal">
      <style:paragraph-properties fo:margin-top="0.423cm" fo:margin-bottom="0.247cm" loext:contextual-spacing="false" fo:line-height="7%" fo:text-align="start" style:justify-single-word="false" fo:orphans="0" fo:widows="0"/>
      <style:text-properties fo:color="#3d495c" fo:font-size="12pt" officeooo:rsid="000f3045" officeooo:paragraph-rsid="000f3045" fo:background-color="#f9f9f9" style:font-size-asian="12pt" style:font-size-complex="12pt"/>
    </style:style>
    <style:style style:name="P31" style:family="paragraph" style:parent-style-name="normal">
      <style:paragraph-properties fo:margin-top="0.423cm" fo:margin-bottom="0.247cm" loext:contextual-spacing="false" fo:line-height="7%" fo:text-align="start" style:justify-single-word="false" fo:orphans="0" fo:widows="0"/>
      <style:text-properties fo:color="#3d495c" fo:font-size="12pt" officeooo:rsid="000304dc" officeooo:paragraph-rsid="000304dc" fo:background-color="#f9f9f9" style:font-size-asian="12pt" style:font-size-complex="12pt"/>
    </style:style>
    <style:style style:name="P32" style:family="paragraph" style:parent-style-name="normal" style:master-page-name="Standard">
      <style:paragraph-properties fo:margin-left="0cm" fo:margin-right="0cm" fo:text-align="center" style:justify-single-word="false" fo:text-indent="0cm" style:auto-text-indent="false" style:page-number="1" fo:break-before="auto" fo:break-after="auto"/>
      <style:text-properties fo:font-size="13pt" fo:font-weight="bold" fo:background-color="#ffff00" style:font-size-asian="13pt" style:font-weight-asian="bold" style:font-size-complex="13pt"/>
    </style:style>
    <style:style style:name="P33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fo:padding="0cm" fo:border="none"/>
      <style:text-properties fo:color="#3d495c" fo:font-size="12pt" officeooo:rsid="000f8235" officeooo:paragraph-rsid="000f8235" fo:background-color="#f9f9f9" style:font-size-asian="12pt" style:font-size-complex="12pt"/>
    </style:style>
    <style:style style:name="P34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transparent" fo:padding="0cm" fo:border="none" fo:keep-with-next="auto"/>
      <style:text-properties fo:color="#3d495c" fo:font-size="12pt" officeooo:rsid="000f1dc9" officeooo:paragraph-rsid="000f1dc9" fo:background-color="#f9f9f9" style:font-size-asian="12pt" style:font-size-complex="12pt"/>
    </style:style>
    <style:style style:name="T1" style:family="text">
      <style:text-properties officeooo:rsid="0004d442"/>
    </style:style>
    <style:style style:name="T2" style:family="text">
      <style:text-properties officeooo:rsid="0007724f"/>
    </style:style>
    <style:style style:name="T3" style:family="text">
      <style:text-properties officeooo:rsid="0008824f"/>
    </style:style>
    <style:style style:name="T4" style:family="text">
      <style:text-properties officeooo:rsid="000b4639"/>
    </style:style>
    <style:style style:name="T5" style:family="text">
      <style:text-properties officeooo:rsid="000d00b5"/>
    </style:style>
    <style:style style:name="T6" style:family="text">
      <style:text-properties officeooo:rsid="000f3045"/>
    </style:style>
    <style:style style:name="fr1" style:family="graphic" style:parent-style-name="Graphics">
      <style:graphic-properties fo:margin-left="0.051cm" fo:margin-right="0.051cm" fo:margin-top="0.051cm" fo:margin-bottom="0.051cm" style:run-through="background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cm" fo:border="none" style:mirror="none" fo:clip="rect(7.267cm, 13.083cm, 15.99cm, 13.08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text:s/>(Cliquem em Arquivo&gt; Fazer uma cópia e salvem)</text:p>
      <text:p text:style-name="P19"/>
      <text:p text:style-name="P19">Nome: <text:span text:style-name="T5">Tulio Barros Amorim</text:span></text:p>
      <text:p text:style-name="P19">Data de criação do PDI: <text:span text:style-name="T5">15/07/2022</text:span></text:p>
      <text:p text:style-name="P19">Turma/tribo: <text:span text:style-name="T5">25| TRIBO B</text:span></text:p>
      <text:p text:style-name="P20"/>
      <text:p text:style-name="P18">PLANO DE DESENVOLVIMENTO INDIVIDUAL </text:p>
      <text:p text:style-name="P11">Preencha os espaços abaixo com os seus desejos, sejam eles pessoais ou profissionais. Nós simplificamos o modelo 5W2H para este primeiro exercício, no qual vamos focar no curto e médio prazos:</text:p>
      <text:p text:style-name="P10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B"/>
        <table:table-column table:style-name="Tabela1.C"/>
        <table:table-column table:style-name="Tabela1.B"/>
        <table:table-column table:style-name="Tabela1.C"/>
        <table:table-row table:style-name="Tabela1.1">
          <table:table-cell table:style-name="Tabela1.A1" table:number-columns-spanned="7" office:value-type="string">
            <text:p text:style-name="P21">CURTO PRAZO - ENTRE OS MÓDULOS DE FUNDAMENTOS &amp; FRONT-END </text:p>
            <text:p text:style-name="P21">(METAS PESSOAIS/PROFISSIONAIS PENSADAS PARA DE DOIS A SEIS MESES/CURTO PRAZO 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2">
          <table:table-cell table:style-name="Tabela1.A1" office:value-type="string">
            <text:p text:style-name="P21"><text:s/>O quê:</text:p>
            <text:p text:style-name="P21"/>
            <text:p text:style-name="P12">Escreva aqui os seus objetivos.</text:p>
          </table:table-cell>
          <table:table-cell table:style-name="Tabela1.A1" office:value-type="string">
            <text:p text:style-name="P21">Por quê?</text:p>
            <text:p text:style-name="P21"/>
            <text:p text:style-name="P12">Justifique o motivo de esses objetivos serem os priorizados por você.</text:p>
          </table:table-cell>
          <table:table-cell table:style-name="Tabela1.A1" office:value-type="string">
            <text:p text:style-name="P21">Quando?</text:p>
            <text:p text:style-name="P12"/>
            <text:p text:style-name="P12">Cada objetivo deve ser previsto para realização em um determinado período</text:p>
          </table:table-cell>
          <table:table-cell table:style-name="Tabela1.A1" office:value-type="string">
            <text:p text:style-name="P21">Como?</text:p>
            <text:p text:style-name="P21"/>
            <text:p text:style-name="P12">O que você precisa fazer para atingir o objetivo traçado?</text:p>
          </table:table-cell>
          <table:table-cell table:style-name="Tabela1.A1" office:value-type="string">
            <text:p text:style-name="P22">Skill envolvida</text:p>
            <text:p text:style-name="P22"/>
            <text:p text:style-name="P23">Esse plano de ação está relacionado a hard skills ou soft skills? Nomeia a habilidade.</text:p>
          </table:table-cell>
          <table:table-cell table:style-name="Tabela1.A1" office:value-type="string">
            <text:p text:style-name="P22"/>
            <text:p text:style-name="P22"/>
            <text:p text:style-name="P22">Check-point 1</text:p>
            <text:p text:style-name="P22"/>
            <text:p text:style-name="P13"/>
          </table:table-cell>
          <table:table-cell table:style-name="Tabela1.A1" office:value-type="string">
            <text:p text:style-name="P22"/>
            <text:p text:style-name="P22"/>
            <text:p text:style-name="P22">Check-point 2</text:p>
          </table:table-cell>
        </table:table-row>
        <table:table-row table:style-name="Tabela1.3">
          <table:table-cell table:style-name="Tabela1.A3" office:value-type="string">
            <text:p text:style-name="P25">Perder o medo de falar em público.</text:p>
          </table:table-cell>
          <table:table-cell table:style-name="Tabela1.A3" office:value-type="string">
            <text:p text:style-name="P25">Impede-me de participar dos momentos síncronos <text:span text:style-name="T4">dentr</text:span><text:span text:style-name="T6">e</text:span><text:span text:style-name="T4"> outras atividades das quais tenho de me expôr.</text:span></text:p>
          </table:table-cell>
          <table:table-cell table:style-name="Tabela1.A3" office:value-type="string">
            <text:p text:style-name="P25">1-<text:span text:style-name="T4">12 meses</text:span></text:p>
          </table:table-cell>
          <table:table-cell table:style-name="Tabela1.A3" office:value-type="string">
            <text:p text:style-name="P25">Realiza<text:span text:style-name="T2">r</text:span> com ímpeto as <text:s/>atividades de soft skills.</text:p>
            <text:p text:style-name="P28">Não fugir dos meus gargalos.</text:p>
          </table:table-cell>
          <table:table-cell table:style-name="Tabela1.E3" office:value-type="string">
            <text:p text:style-name="P31">Soft skills</text:p>
            <text:p text:style-name="P30">COMUNICAÇÃO</text:p>
            <text:p text:style-name="P29">Auto Liderança</text:p>
            <text:p text:style-name="P29">Auto-gestão</text:p>
            <text:p text:style-name="P29"/>
          </table:table-cell>
          <table:table-cell table:style-name="Tabela1.A3" office:value-type="string">
            <text:p text:style-name="P34">Participar dos momentos síncronos 1 vez na semana</text:p>
            <text:p text:style-name="P33">Participar quase diariamente das monitorias.</text:p>
          </table:table-cell>
          <table:table-cell table:style-name="Tabela1.A3" office:value-type="string">
            <text:p text:style-name="P24"/>
          </table:table-cell>
        </table:table-row>
        <text:soft-page-break/>
        <table:table-row table:style-name="Tabela1.4">
          <table:table-cell table:style-name="Tabela1.A3" office:value-type="string">
            <text:p text:style-name="P26"/>
          </table:table-cell>
          <table:table-cell table:style-name="Tabela1.B4" office:value-type="string">
            <text:p text:style-name="P30"/>
          </table:table-cell>
          <table:table-cell table:style-name="Tabela1.A3" office:value-type="string">
            <text:p text:style-name="P27"/>
          </table:table-cell>
          <table:table-cell table:style-name="Tabela1.A3" office:value-type="string">
            <text:p text:style-name="P27"/>
          </table:table-cell>
          <table:table-cell table:style-name="Tabela1.A3" office:value-type="string">
            <text:p text:style-name="P27"/>
          </table:table-cell>
          <table:table-cell table:style-name="Tabela1.A3" office:value-type="string">
            <text:p text:style-name="P24"/>
          </table:table-cell>
          <table:table-cell table:style-name="Tabela1.A3" office:value-type="string">
            <text:p text:style-name="P24"/>
          </table:table-cell>
        </table:table-row>
        <table:table-row table:style-name="Tabela1.5">
          <table:table-cell table:style-name="Tabela1.A3" office:value-type="string">
            <text:p text:style-name="P26">Compreender os conceitos básicos da área de tecnologia (vim do mundo de humanas).</text:p>
          </table:table-cell>
          <table:table-cell table:style-name="Tabela1.A3" office:value-type="string">
            <text:p text:style-name="P26">Muita dificuldade em aprender os conteúdos e culmina em pensamentos negativos de que não sou capaz.</text:p>
          </table:table-cell>
          <table:table-cell table:style-name="Tabela1.A3" office:value-type="string">
            <text:p text:style-name="P26">1-3 meses</text:p>
          </table:table-cell>
          <table:table-cell table:style-name="Tabela1.A3" office:value-type="string">
            <text:p text:style-name="P26">Nunca chegar no conteúdo do dia sem previamente ter estudado o assunto, realizar todas as atividades dentro e fora do Course.</text:p>
          </table:table-cell>
          <table:table-cell table:style-name="Tabela1.A3" office:value-type="string">
            <text:p text:style-name="P26">Hard skills</text:p>
          </table:table-cell>
          <table:table-cell table:style-name="Tabela1.A3" office:value-type="string">
            <text:p text:style-name="P27">Começar minha auto-liderança (ajudar e ser ajudado).</text:p>
          </table:table-cell>
          <table:table-cell table:style-name="Tabela1.A3" office:value-type="string">
            <text:p text:style-name="P24"/>
            <text:p text:style-name="P24"/>
          </table:table-cell>
        </table:table-row>
      </table:table>
      <text:p text:style-name="P10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B"/>
        <table:table-column table:style-name="Tabela2.C"/>
        <table:table-column table:style-name="Tabela2.B"/>
        <table:table-column table:style-name="Tabela2.C"/>
        <table:table-row table:style-name="Tabela2.1">
          <table:table-cell table:style-name="Tabela2.A1" table:number-columns-spanned="7" office:value-type="string">
            <text:p text:style-name="P17">MÉDIO PRAZO - ENTRE OS MÓDULOS DE FRONT-END &amp; BACK-END</text:p>
            <text:p text:style-name="P17">(METAS PESSOAIS/PROFISSIONAIS <text:s/>PENSADAS PARA DE SEIS A NOVE MESES/MÉDIO PRAZO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">
          <table:table-cell table:style-name="Tabela2.A1" office:value-type="string">
            <text:p text:style-name="P17"><text:s/>O quê:</text:p>
            <text:p text:style-name="P17"/>
            <text:p text:style-name="P14">Escreva aqui os seus objetivos.</text:p>
          </table:table-cell>
          <table:table-cell table:style-name="Tabela2.A1" office:value-type="string">
            <text:p text:style-name="P17">Por quê?</text:p>
            <text:p text:style-name="P17"/>
            <text:p text:style-name="P14">Justifique o motivo de esses objetivos serem os priorizados por você.</text:p>
          </table:table-cell>
          <table:table-cell table:style-name="Tabela2.A1" office:value-type="string">
            <text:p text:style-name="P17">Quando?</text:p>
            <text:p text:style-name="P14"/>
            <text:p text:style-name="P14">Cada objetivo deve ser previsto para realização em um determinado período.</text:p>
          </table:table-cell>
          <table:table-cell table:style-name="Tabela2.A1" office:value-type="string">
            <text:p text:style-name="P17">Como?</text:p>
            <text:p text:style-name="P17"/>
            <text:p text:style-name="P14">O que você precisa fazer para atingir o objetivo traçado?Qual a sua estratégia?</text:p>
          </table:table-cell>
          <table:table-cell table:style-name="Tabela2.A1" office:value-type="string">
            <text:p text:style-name="P15">Skill envolvida</text:p>
            <text:p text:style-name="P15"/>
            <text:p text:style-name="P14">Esse plano de ação está relacionado a hard skills ou soft skills? Nomeia a habilidade.</text:p>
          </table:table-cell>
          <table:table-cell table:style-name="Tabela2.A1" office:value-type="string">
            <text:p text:style-name="P15"/>
            <text:p text:style-name="P15"/>
            <text:p text:style-name="P15">Check-point 1</text:p>
            <text:p text:style-name="P15"/>
            <text:p text:style-name="P16"/>
          </table:table-cell>
          <table:table-cell table:style-name="Tabela2.A1" office:value-type="string">
            <text:p text:style-name="P15"/>
            <text:p text:style-name="P15"/>
            <text:p text:style-name="P15">Check-point 2</text:p>
          </table:table-cell>
        </table:table-row>
        <table:table-row table:style-name="Tabela2.3">
          <table:table-cell table:style-name="Tabela2.A3" office:value-type="string">
            <text:p text:style-name="P6">Estar falando em público pessoalmente ou por meio do “Zoom” sem aquele ‘friozinho na barriga”.</text:p>
          </table:table-cell>
          <table:table-cell table:style-name="Tabela2.A3" office:value-type="string">
            <text:p text:style-name="P6">Já estarei de <text:span text:style-name="T1">participando de entrevista</text:span><text:span text:style-name="T3">s</text:span><text:span text:style-name="T1"> e tendo por obrigação profissional ter de participar de reuniões com v</text:span><text:span text:style-name="T3">á</text:span><text:span text:style-name="T1">rias pessoas.</text:span></text:p>
          </table:table-cell>
          <table:table-cell table:style-name="Tabela2.A3" office:value-type="string">
            <text:p text:style-name="P7">2-4 meses</text:p>
          </table:table-cell>
          <table:table-cell table:style-name="Tabela2.A3" office:value-type="string">
            <text:p text:style-name="P7">Realizar a etapa anterior, enfrentar esse medo para olhar <text:s/><text:span text:style-name="T3">para </text:span>trás e ver que esse ciclo do <text:span text:style-name="T3">medo </text:span>pavor de falar em público chegou ao fim.</text:p>
          </table:table-cell>
          <table:table-cell table:style-name="Tabela2.A3" office:value-type="string">
            <text:p text:style-name="P7">Soft + Hard skills.</text:p>
          </table:table-cell>
          <table:table-cell table:style-name="Tabela2.A3" office:value-type="string">
            <text:p text:style-name="P9"/>
          </table:table-cell>
          <table:table-cell table:style-name="Tabela2.A3" office:value-type="string">
            <text:p text:style-name="P5"/>
          </table:table-cell>
        </table:table-row>
        <table:table-row table:style-name="Tabela2.4">
          <table:table-cell table:style-name="Tabela2.A3" office:value-type="string">
            <text:p text:style-name="P8">Estar em pé de igualdade com o os alunos que iniciaram o curso <text:soft-page-break/>com conhecimento prévio ao da Trybe.</text:p>
          </table:table-cell>
          <table:table-cell table:style-name="Tabela2.A3" office:value-type="string">
            <text:p text:style-name="P8">Me sentia limitado, sempre para trás em relação aos outro <text:soft-page-break/>alunos e consequentemente surgia muito pensamentos negativos na na minha cabeça.</text:p>
          </table:table-cell>
          <table:table-cell table:style-name="Tabela2.A3" office:value-type="string">
            <text:p text:style-name="P5"/>
          </table:table-cell>
          <table:table-cell table:style-name="Tabela2.A3" office:value-type="string">
            <text:p text:style-name="P8">Estudando, colaborando.</text:p>
          </table:table-cell>
          <table:table-cell table:style-name="Tabela2.A3" office:value-type="string">
            <text:p text:style-name="P8">Hard skills.</text:p>
          </table:table-cell>
          <table:table-cell table:style-name="Tabela2.A3" office:value-type="string">
            <text:p text:style-name="P5"/>
          </table:table-cell>
          <table:table-cell table:style-name="Tabela2.A3" office:value-type="string">
            <text:p text:style-name="P5"/>
          </table:table-cell>
        </table:table-row>
        <table:table-row table:style-name="Tabela2.5">
          <table:table-cell table:style-name="Tabela2.A3" office:value-type="string">
            <text:p text:style-name="P5"/>
          </table:table-cell>
          <table:table-cell table:style-name="Tabela2.A3" office:value-type="string">
            <text:p text:style-name="P5"/>
          </table:table-cell>
          <table:table-cell table:style-name="Tabela2.A3" office:value-type="string">
            <text:p text:style-name="P5"/>
          </table:table-cell>
          <table:table-cell table:style-name="Tabela2.A3" office:value-type="string">
            <text:p text:style-name="P5"/>
          </table:table-cell>
          <table:table-cell table:style-name="Tabela2.A3" office:value-type="string">
            <text:p text:style-name="P5"/>
          </table:table-cell>
          <table:table-cell table:style-name="Tabela2.A3" office:value-type="string">
            <text:p text:style-name="P5"/>
          </table:table-cell>
          <table:table-cell table:style-name="Tabela2.A3" office:value-type="string">
            <text:p text:style-name="P5"/>
          </table:table-cell>
        </table:table-row>
      </table:table>
      <text:p text:style-name="P3"/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Epilogue" svg:font-family="Epilogue" style:font-family-generic="roman" style:font-pitch="variable"/>
    <style:font-face style:name="Epilogue ExtraBold" svg:font-family="'Epilogue ExtraBold'" style:font-family-generic="roman" style:font-pitch="variable"/>
    <style:font-face style:name="Epilogue Light" svg:font-family="'Epilogue Light'" style:font-family-generic="roman" style:font-pitch="variable"/>
    <style:font-face style:name="Epilogue Medium" svg:font-family="'Epilogue Medium'" style:font-family-generic="roman" style:font-pitch="variable"/>
    <style:font-face style:name="Epilogue SemiBold" svg:font-family="'Epilogue SemiBold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Epilogue1" svg:font-family="Epilogue" style:font-family-generic="system" style:font-pitch="variable"/>
    <style:font-face style:name="Epilogue ExtraBold1" svg:font-family="'Epilogue ExtraBold'" style:font-family-generic="system" style:font-pitch="variable"/>
    <style:font-face style:name="Epilogue Light1" svg:font-family="'Epilogue Light'" style:font-family-generic="system" style:font-pitch="variable"/>
    <style:font-face style:name="Epilogue Medium1" svg:font-family="'Epilogue Medium'" style:font-family-generic="system" style:font-pitch="variable"/>
    <style:font-face style:name="Epilogue SemiBold1" svg:font-family="'Epilogue SemiBold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3c4043" style:font-name="Verdana" fo:font-size="11pt" fo:language="en" fo:country="none" style:letter-kerning="false" style:font-name-asian="Verdana1" style:font-size-asian="11pt" style:language-asian="zh" style:country-asian="CN" style:font-name-complex="Verdan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3c4043" style:font-name="Verdana" fo:font-size="11pt" fo:language="en" fo:country="none" style:letter-kerning="false" fo:background-color="#ffffff" style:font-name-asian="Verdana1" style:font-size-asian="11pt" style:language-asian="zh" style:country-asian="CN" style:font-name-complex="Verdana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loext:contextual-spacing="false" fo:line-height="100%" fo:keep-together="always" fo:break-before="auto" fo:break-after="auto" fo:keep-with-next="always"/>
      <style:text-properties style:font-name="Epilogue" fo:font-family="Epilogue" style:font-family-generic="roman" style:font-pitch="variable" fo:font-size="20pt" fo:font-weight="bold" style:font-name-asian="Epilogue1" style:font-family-asian="Epilogue" style:font-family-generic-asian="system" style:font-pitch-asian="variable" style:font-size-asian="20pt" style:font-weight-asian="bold" style:font-name-complex="Epilogue1" style:font-family-complex="Epilogue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style:font-name="Epilogue SemiBold" fo:font-family="'Epilogue SemiBold'" style:font-family-generic="roman" style:font-pitch="variable" fo:font-size="16pt" style:font-name-asian="Epilogue SemiBold1" style:font-family-asian="'Epilogue SemiBold'" style:font-family-generic-asian="system" style:font-pitch-asian="variable" style:font-size-asian="16pt" style:font-name-complex="Epilogue SemiBold1" style:font-family-complex="'Epilogue SemiBold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loext:contextual-spacing="false" fo:line-height="100%" fo:keep-together="always" fo:break-before="auto" fo:break-after="auto" fo:keep-with-next="always"/>
      <style:text-properties fo:color="#434343" style:font-name="Epilogue Medium" fo:font-family="'Epilogue Medium'" style:font-family-generic="roman" style:font-pitch="variable" fo:font-size="14pt" style:font-name-asian="Epilogue Medium1" style:font-family-asian="'Epilogue Medium'" style:font-family-generic-asian="system" style:font-pitch-asian="variable" style:font-size-asian="14pt" style:font-name-complex="Epilogue Medium1" style:font-family-complex="'Epilogue Medium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style:font-name="Epilogue Medium" fo:font-family="'Epilogue Medium'" style:font-family-generic="roman" style:font-pitch="variable" fo:font-size="12pt" style:font-name-asian="Epilogue Medium1" style:font-family-asian="'Epilogue Medium'" style:font-family-generic-asian="system" style:font-pitch-asian="variable" style:font-size-asian="12pt" style:font-name-complex="Epilogue Medium1" style:font-family-complex="'Epilogue Medium'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style:font-name="Epilogue Medium" fo:font-family="'Epilogue Medium'" style:font-family-generic="roman" style:font-pitch="variable" fo:font-size="12pt" style:font-name-asian="Epilogue Medium1" style:font-family-asian="'Epilogue Medium'" style:font-family-generic-asian="system" style:font-pitch-asian="variable" style:font-size-asian="12pt" style:font-name-complex="Epilogue Medium1" style:font-family-complex="'Epilogue Medium'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style:font-name="Epilogue ExtraBold" fo:font-family="'Epilogue ExtraBold'" style:font-family-generic="roman" style:font-pitch="variable" fo:font-size="26pt" style:font-name-asian="Epilogue ExtraBold1" style:font-family-asian="'Epilogue ExtraBold'" style:font-family-generic-asian="system" style:font-pitch-asian="variable" style:font-size-asian="26pt" style:font-name-complex="Epilogue ExtraBold1" style:font-family-complex="'Epilogue ExtraBold'" style:font-family-generic-complex="system" style:font-pitch-complex="variable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Epilogue Light" fo:font-family="'Epilogue Light'" style:font-family-generic="roman" style:font-pitch="variable" fo:font-size="15pt" style:font-name-asian="Epilogue Light1" style:font-family-asian="'Epilogue Light'" style:font-family-generic-asian="system" style:font-pitch-asian="variable" style:font-size-asian="15pt" style:font-name-complex="Epilogue Light1" style:font-family-complex="'Epilogue Light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3" style:family="table">
      <style:table-properties style:width="24.448cm" fo:margin-left="0cm" fo:margin-top="0cm" fo:margin-bottom="0cm" table:align="left" style:writing-mode="lr-tb"/>
    </style:style>
    <style:style style:name="Tabela3.A" style:family="table-column">
      <style:table-column-properties style:column-width="24.448cm"/>
    </style:style>
    <style:style style:name="Tabela3.1" style:family="table-row">
      <style:table-row-properties fo:keep-together="auto"/>
    </style:style>
    <style:style style:name="Tabela3.A1" style:family="table-cell">
      <style:table-cell-properties fo:padding-left="0.191cm" fo:padding-right="0.191cm" fo:padding-top="0cm" fo:padding-bottom="0cm" fo:border="1pt solid #000000"/>
    </style:style>
    <style:style style:name="MP1" style:family="paragraph" style:parent-style-name="normal">
      <style:paragraph-properties fo:text-align="end" style:justify-single-word="false" fo:break-before="auto" fo:break-after="auto"/>
    </style:style>
    <style:style style:name="MP2" style:family="paragraph" style:parent-style-name="normal">
      <style:paragraph-properties fo:break-before="auto" fo:break-after="auto"/>
    </style:style>
    <style:style style:name="MP3" style:family="paragraph" style:parent-style-name="normal">
      <style:text-properties fo:color="#3d495c" fo:font-size="10pt" fo:background-color="#f9f9f9" style:font-size-asian="10pt" style:font-size-complex="10pt"/>
    </style:style>
    <style:style style:name="MP4" style:family="paragraph" style:parent-style-name="normal">
      <style:paragraph-properties fo:line-height="100%" fo:text-align="end" style:justify-single-word="false"/>
      <style:text-properties fo:color="#3d495c" fo:font-size="10pt" fo:background-color="#f9f9f9" style:font-size-asian="10pt" style:font-size-complex="10pt"/>
    </style:style>
    <style:style style:name="Mfr1" style:family="graphic" style:parent-style-name="Graphics">
      <style:graphic-properties fo:margin-left="0.051cm" fo:margin-right="0.051cm" fo:margin-top="0.051cm" fo:margin-bottom="0.051cm" style:run-through="background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cm" fo:border="none" style:mirror="none" fo:clip="rect(7.267cm, 13.083cm, 15.99cm, 13.083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7.94cm" fo:page-height="21.59cm" style:num-format="1" style:print-orientation="landscape" fo:margin-top="0.75cm" fo:margin-bottom="0.801cm" fo:margin-left="2.54cm" fo:margin-right="0.953cm" style:writing-mode="lr-tb" style:layout-grid-color="#c0c0c0" style:layout-grid-lines="183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739cm" fo:margin-left="0cm" fo:margin-right="0cm" fo:margin-top="1.63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2" style:next-style-name="Standard">
      <style:header>
        <text:p text:style-name="MP2"><draw:frame draw:style-name="Mfr1" draw:name="image1.png" text:anchor-type="char" svg:x="19.182cm" svg:y="0.503cm" svg:width="1.455cm" svg:height="1.561cm" draw:z-index="0"><draw:image xlink:href="Pictures/10000201000009C4000009C439AFA37B58E0B5FF.png" xlink:type="simple" xlink:show="embed" xlink:actuate="onLoad" loext:mime-type="image/png"/></draw:frame></text:p>
      </style:header>
      <style:footer>
        <text:p text:style-name="MP3"/>
        <table:table table:name="Tabela3" table:style-name="Tabela3">
          <table:table-column table:style-name="Tabela3.A"/>
          <table:table-row table:style-name="Tabela3.1">
            <table:table-cell table:style-name="Tabela3.A1" office:value-type="string">
              <text:p text:style-name="MP4"/>
            </table:table-cell>
          </table:table-row>
        </table:table>
        <text:p text:style-name="MP1"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7-19T12:45:52.766281577</dc:date>
    <meta:editing-duration>PT31M25S</meta:editing-duration>
    <meta:editing-cycles>12</meta:editing-cycles>
    <meta:generator>LibreOffice/6.4.7.2$Linux_X86_64 LibreOffice_project/40$Build-2</meta:generator>
    <meta:document-statistic meta:table-count="3" meta:image-count="1" meta:object-count="0" meta:page-count="3" meta:paragraph-count="62" meta:word-count="458" meta:character-count="2816" meta:non-whitespace-character-count="2412"/>
  </office:meta>
</office:document-meta>
</file>